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Wenige Sekunden darauf schlief der Mörder von Sven wie ein Baby. 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text:soft-page-break/>kann dann entscheiden ob er den Fall annimmt oder eben nicht. Für die Bezahlung gilt:</text:p>
      <text:list xml:id="list1780852041605294439" text:style-name="L1">
        <text:list-item>
          <text:p text:style-name="P1">normaler Mord: 20.000€</text:p>
        </text:list-item>
        <text:list-item>
          <text:p text:style-name="P1">Mord an Polizisten je nach Dienstrang: 50.000€ bis 100.000€</text:p>
        </text:list-item>
        <text:list-item>
          <text:p text:style-name="P1">Journalisten: 50.000€</text:p>
        </text:list-item>
        <text:list-item>
          <text:p text:style-name="P1">Geschäftsmänner: 50.000€ bist 200.000€</text:p>
        </text:list-item>
        <text:list-item>
          <text:p text:style-name="P1">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7-31T15:02:48.81</dc:date>
    <dc:creator>Kristian Zeitzschel</dc:creator>
    <meta:editing-duration>PT22H41M46S</meta:editing-duration>
    <meta:editing-cycles>10</meta:editing-cycles>
    <meta:generator>OpenOffice/4.1.4$Win32 OpenOffice.org_project/414m4$Build-9787</meta:generator>
    <meta:document-statistic meta:table-count="0" meta:image-count="0" meta:object-count="0" meta:page-count="3" meta:paragraph-count="20" meta:word-count="1007" meta:character-count="6239"/>
  </office:meta>
</office:document-meta>
</file>